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600000027B25B19FB35FDCC40.png" manifest:media-type="image/png"/>
  <manifest:file-entry manifest:full-path="Pictures/100002010000015D000000289B01A017E2DE0A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style:font-name="Times New Roman" fo:font-size="13pt" officeooo:rsid="00185438" officeooo:paragraph-rsid="00185438" style:font-size-asian="13pt" style:font-size-complex="13pt"/>
    </style:style>
    <style:style style:name="P2" style:family="paragraph" style:parent-style-name="Text_20_body">
      <style:paragraph-properties fo:margin-top="0cm" fo:margin-bottom="0cm" loext:contextual-spacing="false"/>
      <style:text-properties style:font-name="Times New Roman" fo:font-size="13pt" officeooo:rsid="00185438" officeooo:paragraph-rsid="001eff3d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3pt" officeooo:rsid="00053348" officeooo:paragraph-rsid="0013d96f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3pt" officeooo:rsid="00163f62" officeooo:paragraph-rsid="00163f62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3pt" officeooo:rsid="0013d96f" officeooo:paragraph-rsid="0013d96f" style:font-size-asian="13pt" style:font-size-complex="13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3pt" style:font-size-asian="13pt" style:font-size-complex="13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3pt" officeooo:rsid="00170c49" officeooo:paragraph-rsid="001b33b9" style:font-size-asian="13pt" style:font-size-complex="13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3pt" fo:language="pt" fo:country="BR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imes New Roman" fo:font-size="13pt" officeooo:rsid="00053348" officeooo:paragraph-rsid="0013d96f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imes New Roman" fo:font-size="13pt" officeooo:rsid="0013d96f" officeooo:paragraph-rsid="0013d96f" style:font-size-asian="13pt" style:font-size-complex="13pt"/>
    </style:style>
    <style:style style:name="P11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Times New Roman" fo:font-size="13pt" officeooo:rsid="0013984c" officeooo:paragraph-rsid="0013984c" style:font-size-asian="13pt" style:font-size-complex="13pt"/>
    </style:style>
    <style:style style:name="P12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Times New Roman" fo:font-size="13pt" officeooo:rsid="00163f62" officeooo:paragraph-rsid="00163f62" style:font-size-asian="13pt" style:font-size-complex="13pt"/>
    </style:style>
    <style:style style:name="P13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Times New Roman" fo:font-size="13pt" officeooo:rsid="0013d96f" officeooo:paragraph-rsid="0013d96f" style:font-size-asian="13pt" style:font-size-complex="13pt"/>
    </style:style>
    <style:style style:name="P14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Times New Roman" fo:font-size="13pt" officeooo:rsid="00053348" officeooo:paragraph-rsid="0013d96f" style:font-size-asian="13pt" style:font-size-complex="13pt"/>
    </style:style>
    <style:style style:name="P15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Courier New" fo:font-size="11pt" fo:language="pt" fo:country="BR" officeooo:rsid="00163f62" officeooo:paragraph-rsid="00163f62" style:font-size-asian="11pt" style:font-size-complex="13pt"/>
    </style:style>
    <style:style style:name="P16" style:family="paragraph" style:parent-style-name="Standard" style:list-style-name="L1">
      <style:paragraph-properties fo:text-align="justify" style:justify-single-word="false"/>
      <style:text-properties style:text-position="0% 100%" style:font-name="Times New Roman" fo:font-size="13pt" officeooo:rsid="000bbce9" officeooo:paragraph-rsid="002467f9" style:font-size-asian="13pt" style:font-size-complex="13pt"/>
    </style:style>
    <style:style style:name="P17" style:family="paragraph" style:parent-style-name="Standard">
      <style:paragraph-properties fo:text-align="justify" style:justify-single-word="false"/>
      <style:text-properties style:text-position="0% 100%" style:font-name="Times New Roman" fo:font-size="13pt" officeooo:rsid="000bbce9" officeooo:paragraph-rsid="002467f9" style:font-size-asian="13pt" style:font-size-complex="13pt"/>
    </style:style>
    <style:style style:name="P18" style:family="paragraph" style:parent-style-name="Standard" style:list-style-name="L5">
      <style:paragraph-properties fo:text-align="justify" style:justify-single-word="false"/>
      <style:text-properties style:text-position="0% 100%" style:font-name="Times New Roman" fo:font-size="13pt" officeooo:rsid="000bbce9" officeooo:paragraph-rsid="002467f9" style:font-size-asian="13pt" style:font-size-complex="13pt"/>
    </style:style>
    <style:style style:name="P19" style:family="paragraph" style:parent-style-name="Standard">
      <style:paragraph-properties fo:text-align="justify" style:justify-single-word="false"/>
      <style:text-properties style:text-position="0% 100%" style:font-name="Times New Roman" fo:font-size="13pt" officeooo:rsid="0006b716" officeooo:paragraph-rsid="002467f9" style:font-size-asian="13pt" style:font-size-complex="13pt"/>
    </style:style>
    <style:style style:name="P20" style:family="paragraph" style:parent-style-name="Standard">
      <style:paragraph-properties fo:text-align="justify" style:justify-single-word="false"/>
      <style:text-properties style:text-position="0% 100%" style:font-name="Times New Roman" fo:font-size="13pt" officeooo:rsid="000bec43" officeooo:paragraph-rsid="002467f9" style:font-size-asian="13pt" style:font-size-complex="13pt"/>
    </style:style>
    <style:style style:name="P21" style:family="paragraph" style:parent-style-name="Standard">
      <style:paragraph-properties fo:text-align="justify" style:justify-single-word="false"/>
      <style:text-properties style:text-position="0% 100%" style:font-name="Times New Roman" fo:font-size="13pt" officeooo:rsid="00053348" officeooo:paragraph-rsid="002467f9" style:font-size-asian="13pt" style:font-size-complex="13pt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Times New Roman" fo:font-size="13pt" officeooo:rsid="000bbce9" officeooo:paragraph-rsid="002467f9" style:font-size-asian="13pt" style:font-size-complex="13pt"/>
    </style:style>
    <style:style style:name="P23" style:family="paragraph" style:parent-style-name="Standard" style:list-style-name="L5">
      <style:paragraph-properties fo:text-align="justify" style:justify-single-word="false"/>
      <style:text-properties style:font-name="Times New Roman" fo:font-size="13pt" officeooo:paragraph-rsid="002467f9" style:font-size-asian="13pt" style:font-size-complex="13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3pt" officeooo:rsid="000ef95d" officeooo:paragraph-rsid="002467f9" style:font-size-asian="13pt" style:font-size-complex="13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3pt" officeooo:rsid="000ef95d" officeooo:paragraph-rsid="000ef95d" style:font-size-asian="13pt" style:font-size-complex="13pt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3pt" officeooo:rsid="00041a05" officeooo:paragraph-rsid="002467f9" style:font-size-asian="13pt" style:font-size-complex="13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3pt" officeooo:rsid="0006b716" officeooo:paragraph-rsid="002467f9" style:font-size-asian="13pt" style:font-size-complex="13pt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3pt" officeooo:rsid="00073de1" officeooo:paragraph-rsid="002467f9" style:font-size-asian="13pt" style:font-size-complex="13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3pt" officeooo:rsid="000bec43" officeooo:paragraph-rsid="002467f9" style:font-size-asian="13pt" style:font-size-complex="13pt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3pt" officeooo:rsid="000a86a9" officeooo:paragraph-rsid="002467f9" style:font-size-asian="13pt" style:font-size-complex="13pt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60pt" officeooo:rsid="0023b2a1" officeooo:paragraph-rsid="0023b2a1" style:font-size-asian="60pt" style:font-size-complex="60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36pt" officeooo:rsid="0023b2a1" officeooo:paragraph-rsid="0023b2a1" style:font-size-asian="36pt" style:font-size-complex="36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20pt" officeooo:rsid="0023b2a1" officeooo:paragraph-rsid="0023b2a1" style:font-size-asian="17.5pt" style:font-size-complex="20pt"/>
    </style:style>
    <style:style style:name="P34" style:family="paragraph" style:parent-style-name="Standard" style:list-style-name="L3">
      <style:paragraph-properties fo:text-align="justify" style:justify-single-word="false"/>
      <style:text-properties style:font-name="Times New Roman" fo:font-size="20pt" fo:language="pt" fo:country="BR" officeooo:rsid="00266508" officeooo:paragraph-rsid="00266508" style:font-size-asian="20pt" style:font-size-complex="20pt"/>
    </style:style>
    <style:style style:name="P35" style:family="paragraph" style:parent-style-name="Standard" style:list-style-name="L3">
      <style:paragraph-properties fo:text-align="justify" style:justify-single-word="false"/>
      <style:text-properties officeooo:paragraph-rsid="00163f62"/>
    </style:style>
    <style:style style:name="P36" style:family="paragraph" style:parent-style-name="Standard" style:list-style-name="L3">
      <style:paragraph-properties fo:text-align="justify" style:justify-single-word="false"/>
      <style:text-properties officeooo:paragraph-rsid="002467f9"/>
    </style:style>
    <style:style style:name="P37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Times New Roman" fo:font-size="13pt" officeooo:rsid="0013984c" officeooo:paragraph-rsid="002467f9" style:font-size-asian="13pt" style:font-size-complex="13pt"/>
    </style:style>
    <style:style style:name="P38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Times New Roman" fo:font-size="13pt" officeooo:rsid="0011405c" officeooo:paragraph-rsid="002467f9" style:font-size-asian="13pt" style:font-size-complex="13pt"/>
    </style:style>
    <style:style style:name="P39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Times New Roman" fo:font-size="13pt" fo:font-weight="normal" officeooo:rsid="0013984c" officeooo:paragraph-rsid="002467f9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Times New Roman" fo:font-size="13pt" fo:font-weight="normal" officeooo:rsid="00163f62" officeooo:paragraph-rsid="002467f9" style:font-size-asian="13pt" style:font-weight-asian="normal" style:font-size-complex="13pt" style:font-weight-complex="normal"/>
    </style:style>
    <style:style style:name="P41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text-position="0% 100%" style:font-name="Times New Roman" fo:font-size="20pt" officeooo:rsid="002467f9" officeooo:paragraph-rsid="002467f9" style:font-size-asian="20pt" style:font-size-complex="20pt"/>
    </style:style>
    <style:style style:name="P42" style:family="paragraph" style:parent-style-name="Standard" style:list-style-name="L3">
      <style:paragraph-properties fo:text-align="justify" style:justify-single-word="false"/>
      <style:text-properties fo:font-size="15pt" fo:font-weight="bold" officeooo:paragraph-rsid="00163f62" style:font-size-asian="15pt" style:font-weight-asian="bold" style:font-size-complex="15pt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ize="15pt" fo:font-weight="bold" officeooo:paragraph-rsid="00163f62" style:font-size-asian="15pt" style:font-weight-asian="bold" style:font-size-complex="15pt" style:font-weight-complex="bold"/>
    </style:style>
    <style:style style:name="P44" style:family="paragraph" style:parent-style-name="Standard" style:list-style-name="L3">
      <style:paragraph-properties fo:text-align="justify" style:justify-single-word="false" fo:break-before="page"/>
      <style:text-properties fo:font-size="20pt" officeooo:paragraph-rsid="002467f9" style:font-size-asian="20pt" style:font-size-complex="20pt"/>
    </style:style>
    <style:style style:name="P45" style:family="paragraph" style:parent-style-name="Standard" style:list-style-name="L3">
      <style:paragraph-properties fo:margin-top="0cm" fo:margin-bottom="0cm" loext:contextual-spacing="false" fo:text-align="justify" style:justify-single-word="false"/>
      <style:text-properties style:font-name="Times New Roman" fo:font-size="20pt" officeooo:rsid="002467f9" officeooo:paragraph-rsid="002467f9" style:font-size-asian="20pt" style:font-size-complex="20pt"/>
    </style:style>
    <style:style style:name="P46" style:family="paragraph" style:parent-style-name="Standard" style:list-style-name="L3">
      <style:paragraph-properties fo:margin-top="0cm" fo:margin-bottom="0cm" loext:contextual-spacing="false" fo:text-align="justify" style:justify-single-word="false"/>
      <style:text-properties style:font-name="Times New Roman" fo:font-size="20pt" officeooo:rsid="002467f9" officeooo:paragraph-rsid="00266508" style:font-size-asian="20pt" style:font-size-complex="20pt"/>
    </style:style>
    <style:style style:name="P47" style:family="paragraph" style:parent-style-name="Text_20_body">
      <style:paragraph-properties fo:text-align="center" style:justify-single-word="false"/>
      <style:text-properties style:text-position="0% 100%" style:font-name="Times New Roman" fo:font-size="13pt" fo:font-weight="bold" officeooo:rsid="00266508" officeooo:paragraph-rsid="00266508" style:font-size-asian="13pt" style:font-weight-asian="bold" style:font-size-complex="13pt" style:font-weight-complex="bold"/>
    </style:style>
    <style:style style:name="P48" style:family="paragraph" style:parent-style-name="Text_20_body">
      <style:paragraph-properties fo:text-align="justify" style:justify-single-word="false"/>
      <style:text-properties style:font-name="Times New Roman" fo:font-size="13pt" officeooo:rsid="00185438" officeooo:paragraph-rsid="00185438" style:font-size-asian="13pt" style:font-size-complex="13pt"/>
    </style:style>
    <style:style style:name="P49" style:family="paragraph" style:parent-style-name="Text_20_body">
      <style:paragraph-properties fo:text-align="justify" style:justify-single-word="false"/>
      <style:text-properties style:font-name="Times New Roman" fo:font-size="13pt" officeooo:rsid="001b33b9" officeooo:paragraph-rsid="001b33b9" style:font-size-asian="13pt" style:font-size-complex="13pt"/>
    </style:style>
    <style:style style:name="P50" style:family="paragraph" style:parent-style-name="Text_20_body">
      <style:paragraph-properties fo:margin-top="0cm" fo:margin-bottom="0cm" loext:contextual-spacing="false"/>
      <style:text-properties style:font-name="Times New Roman" fo:font-size="13pt" officeooo:rsid="001eff3d" officeooo:paragraph-rsid="001eff3d" style:font-size-asian="13pt" style:font-size-complex="13pt"/>
    </style:style>
    <style:style style:name="P51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3pt" officeooo:paragraph-rsid="00266508" style:font-size-asian="13pt" style:font-size-complex="13pt"/>
    </style:style>
    <style:style style:name="P52" style:family="paragraph" style:parent-style-name="Text_20_body">
      <style:paragraph-properties fo:margin-top="0cm" fo:margin-bottom="0cm" loext:contextual-spacing="false" fo:text-align="center" style:justify-single-word="false" fo:break-before="page"/>
      <style:text-properties fo:font-size="13pt" officeooo:paragraph-rsid="00266508" style:font-size-asian="13pt" style:font-size-complex="13pt"/>
    </style:style>
    <style:style style:name="P53" style:family="paragraph" style:parent-style-name="Horizontal_20_Line">
      <style:text-properties fo:font-size="20pt" style:font-size-asian="20pt" style:font-size-complex="20pt"/>
    </style:style>
    <style:style style:name="P54" style:family="paragraph" style:parent-style-name="Horizontal_20_Line">
      <style:paragraph-properties fo:text-align="justify" style:justify-single-word="false"/>
      <style:text-properties fo:font-size="20pt" style:font-size-asian="20pt" style:font-size-complex="20pt"/>
    </style:style>
    <style:style style:name="P55" style:family="paragraph" style:parent-style-name="Horizontal_20_Line">
      <style:text-properties fo:font-size="20pt" officeooo:paragraph-rsid="001eff3d" style:font-size-asian="20pt" style:font-size-complex="20pt"/>
    </style:style>
    <style:style style:name="P56" style:family="paragraph" style:parent-style-name="Header">
      <style:paragraph-properties fo:text-align="center" style:justify-single-word="false"/>
      <style:text-properties officeooo:rsid="0023b2a1" officeooo:paragraph-rsid="0023b2a1"/>
    </style:style>
    <style:style style:name="T1" style:family="text">
      <style:text-properties officeooo:rsid="00053348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none" officeooo:rsid="001d0f07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73de1"/>
    </style:style>
    <style:style style:name="T6" style:family="text">
      <style:text-properties style:text-position="0% 100%" officeooo:rsid="000bbce9"/>
    </style:style>
    <style:style style:name="T7" style:family="text">
      <style:text-properties style:text-position="0% 100%" officeooo:rsid="000bec43"/>
    </style:style>
    <style:style style:name="T8" style:family="text">
      <style:text-properties style:text-position="0% 100%" officeooo:rsid="000ef95d"/>
    </style:style>
    <style:style style:name="T9" style:family="text">
      <style:text-properties style:text-position="0% 100%" officeooo:rsid="001011f3"/>
    </style:style>
    <style:style style:name="T10" style:family="text">
      <style:text-properties style:text-position="0% 100%" officeooo:rsid="0011405c"/>
    </style:style>
    <style:style style:name="T11" style:family="text">
      <style:text-properties style:text-position="0% 100%" officeooo:rsid="00053348"/>
    </style:style>
    <style:style style:name="T12" style:family="text">
      <style:text-properties style:text-position="sub 58%"/>
    </style:style>
    <style:style style:name="T13" style:family="text">
      <style:text-properties style:text-position="sub 58%" officeooo:rsid="0008c6da"/>
    </style:style>
    <style:style style:name="T14" style:family="text">
      <style:text-properties officeooo:rsid="00073de1"/>
    </style:style>
    <style:style style:name="T15" style:family="text">
      <style:text-properties style:text-line-through-style="none" style:text-line-through-type="none" style:text-position="sub 58%"/>
    </style:style>
    <style:style style:name="T16" style:family="text">
      <style:text-properties style:text-line-through-style="none" style:text-line-through-type="none" style:text-position="sub 58%" officeooo:rsid="0011405c"/>
    </style:style>
    <style:style style:name="T17" style:family="text">
      <style:text-properties style:text-line-through-style="none" style:text-line-through-type="none" style:text-position="sub 58%" officeooo:rsid="0011a2fd"/>
    </style:style>
    <style:style style:name="T18" style:family="text">
      <style:text-properties style:text-line-through-style="none" style:text-line-through-type="none" style:text-position="sub 58%" officeooo:rsid="0013984c"/>
    </style:style>
    <style:style style:name="T19" style:family="text">
      <style:text-properties style:text-line-through-style="none" style:text-line-through-type="none" style:text-position="0% 100%"/>
    </style:style>
    <style:style style:name="T20" style:family="text">
      <style:text-properties style:text-line-through-style="none" style:text-line-through-type="none" style:text-position="0% 100%" officeooo:rsid="001011f3"/>
    </style:style>
    <style:style style:name="T21" style:family="text">
      <style:text-properties style:text-line-through-style="none" style:text-line-through-type="none" style:text-position="0% 100%" officeooo:rsid="0011405c"/>
    </style:style>
    <style:style style:name="T22" style:family="text">
      <style:text-properties style:text-line-through-style="none" style:text-line-through-type="none" style:text-position="0% 100%" officeooo:rsid="0011a2fd"/>
    </style:style>
    <style:style style:name="T23" style:family="text">
      <style:text-properties style:text-line-through-style="none" style:text-line-through-type="none" style:text-position="0% 100%" officeooo:rsid="0013984c"/>
    </style:style>
    <style:style style:name="T24" style:family="text">
      <style:text-properties style:text-line-through-style="none" style:text-line-through-type="none" style:text-position="0% 100%" officeooo:rsid="00053348"/>
    </style:style>
    <style:style style:name="T25" style:family="text">
      <style:text-properties style:text-line-through-style="none" style:text-line-through-type="none" style:text-position="0% 100%" officeooo:rsid="00073de1"/>
    </style:style>
    <style:style style:name="T26" style:family="text">
      <style:text-properties style:text-line-through-style="none" style:text-line-through-type="none" style:text-position="0% 100%" fo:language="pt" fo:country="BR"/>
    </style:style>
    <style:style style:name="T27" style:family="text">
      <style:text-properties style:text-line-through-style="none" style:text-line-through-type="none" style:text-position="0% 100%" fo:language="pt" fo:country="BR" officeooo:rsid="001b33b9"/>
    </style:style>
    <style:style style:name="T28" style:family="text">
      <style:text-properties style:text-line-through-style="none" style:text-line-through-type="none" style:text-position="0% 100%" officeooo:rsid="00185438"/>
    </style:style>
    <style:style style:name="T29" style:family="text">
      <style:text-properties style:text-line-through-style="none" style:text-line-through-type="none" style:text-position="0% 100%" officeooo:rsid="0018a2ca"/>
    </style:style>
    <style:style style:name="T30" style:family="text">
      <style:text-properties style:text-line-through-style="none" style:text-line-through-type="none" style:text-position="0% 100%" officeooo:rsid="001b33b9"/>
    </style:style>
    <style:style style:name="T31" style:family="text">
      <style:text-properties officeooo:rsid="0013d96f"/>
    </style:style>
    <style:style style:name="T32" style:family="text">
      <style:text-properties fo:language="pt" fo:country="BR"/>
    </style:style>
    <style:style style:name="T33" style:family="text">
      <style:text-properties fo:language="pt" fo:country="BR" officeooo:rsid="00170c49"/>
    </style:style>
    <style:style style:name="T34" style:family="text">
      <style:text-properties officeooo:rsid="0018a2ca"/>
    </style:style>
    <style:style style:name="T35" style:family="text">
      <style:text-properties officeooo:rsid="001b33b9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officeooo:rsid="001d0f07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officeooo:rsid="001d0f07"/>
    </style:style>
    <style:style style:name="T40" style:family="text">
      <style:text-properties style:text-underline-style="none" officeooo:rsid="001d8cda"/>
    </style:style>
    <style:style style:name="T41" style:family="text">
      <style:text-properties style:text-underline-style="none" officeooo:rsid="001eff3d"/>
    </style:style>
    <style:style style:name="T42" style:family="text">
      <style:text-properties style:text-underline-style="none" officeooo:rsid="00200a66"/>
    </style:style>
    <style:style style:name="T43" style:family="text">
      <style:text-properties style:text-underline-style="none" officeooo:rsid="002467f9"/>
    </style:style>
    <style:style style:name="T44" style:family="text">
      <style:text-properties style:font-name="Times New Roman1" style:text-underline-style="none" officeooo:rsid="001d0f07"/>
    </style:style>
    <style:style style:name="T45" style:family="text">
      <style:text-properties officeooo:rsid="0022f30e"/>
    </style:style>
    <style:style style:name="T46" style:family="text">
      <style:text-properties officeooo:rsid="0023b2a1"/>
    </style:style>
    <style:style style:name="T47" style:family="text">
      <style:text-properties officeooo:rsid="002467f9"/>
    </style:style>
    <style:style style:name="T48" style:family="text">
      <style:text-properties style:font-name="Times New Roman" fo:font-size="15pt" fo:font-weight="bold" officeooo:rsid="002467f9" style:font-size-asian="15pt" style:font-weight-asian="bold" style:font-size-complex="15pt" style:font-weight-complex="bold"/>
    </style:style>
    <style:style style:name="T49" style:family="text">
      <style:text-properties style:font-name="Times New Roman" fo:font-size="15pt" fo:font-weight="bold" officeooo:rsid="00041a05" style:font-size-asian="15pt" style:font-weight-asian="bold" style:font-size-complex="15pt" style:font-weight-complex="bold"/>
    </style:style>
    <style:style style:name="T50" style:family="text">
      <style:text-properties style:font-name="Times New Roman" fo:font-size="13pt" officeooo:rsid="00041a05" style:font-size-asian="13pt" style:font-size-complex="13pt"/>
    </style:style>
    <style:style style:name="T51" style:family="text">
      <style:text-properties style:font-name="Times New Roman" fo:font-weight="bold" officeooo:rsid="002467f9" style:font-weight-asian="bold" style:font-weight-complex="bold"/>
    </style:style>
    <style:style style:name="T52" style:family="text">
      <style:text-properties style:font-name="Times New Roman" fo:font-weight="bold" officeooo:rsid="00266508" style:font-weight-asian="bold" style:font-weight-complex="bold"/>
    </style:style>
    <style:style style:name="T53" style:family="text">
      <style:text-properties style:font-name="Times New Roman" officeooo:rsid="00041a05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266508" style:font-weight-asian="bold" style:font-weight-complex="bold"/>
    </style:style>
    <style:style style:name="T56" style:family="text">
      <style:text-properties officeooo:rsid="0026650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5"/>
      <text:p text:style-name="P25"/>
      <text:p text:style-name="P25"/>
      <text:p text:style-name="P25"/>
      <text:p text:style-name="P31"/>
      <text:p text:style-name="P31">TRABALHO</text:p>
      <text:p text:style-name="P31">PRÁTICO:</text:p>
      <text:p text:style-name="P32">SIMULAÇÃO DE UMA ESTAÇÃO DE SERVIÇO</text:p>
      <text:p text:style-name="P32"/>
      <text:p text:style-name="P32"/>
      <text:p text:style-name="P33">Alunos:</text:p>
      <text:p text:style-name="P33">Joyce de Sant’ Anna Brum, DRE: 116051654</text:p>
      <text:p text:style-name="P33">Thiago Outeiro Pereira Dasmasceno, DRE: <text:span text:style-name="T47">116038363</text:span></text:p>
      <text:list xml:id="list244457974" text:style-name="L3">
        <text:list-item>
          <text:p text:style-name="P44"><text:span text:style-name="T51">Simulação de um dia de serviço.</text:span></text:p>
          <text:p text:style-name="P35"><text:span text:style-name="T50"/></text:p>
          <text:list>
            <text:list-item>
              <text:p text:style-name="P42"><text:span text:style-name="T53">Desenvolvimento </text:span></text:p>
            </text:list-item>
          </text:list>
        </text:list-item>
      </text:list>
      <text:p text:style-name="P43"/>
      <text:p text:style-name="P24">Ideia para o desenvolvimento do algoritmo</text:p>
      <text:p text:style-name="P26"/>
      <text:p text:style-name="P26"><text:tab/>X é o tempo entre a chegada de dois clientes consecutivos e tem como média u = 10 ( E[X] = 10 ).</text:p>
      <text:p text:style-name="P26"><text:tab/>Y é o tempo <text:span text:style-name="T1">de atendimento de um cliente </text:span>e tem como média l = 5 ( E[X] = 5 ).</text:p>
      <text:p text:style-name="P26">Sendo assim, <text:span text:style-name="T1">X ~ exponencial (1/10) e Y ~ exponencial(1/5).</text:span></text:p>
      <text:p text:style-name="P21"/>
      <text:p text:style-name="P30"><text:span text:style-name="T4"><text:tab/>Para calcular o tempo de entrada na estação de serviço </text:span><text:span text:style-name="T10">ed</text:span><text:span text:style-name="T4"> k-esimo cliente, usaremos uma simulação do modelo exponencial </text:span><text:span text:style-name="T6">seguindo o seguinte algoritmo:</text:span></text:p>
      <text:list xml:id="list2729482019" text:style-name="L1">
        <text:list-item>
          <text:p text:style-name="P16">Gerar uma variável aleatória U com distribuição uniforme [0,1]</text:p>
        </text:list-item>
        <text:list-item>
          <text:p text:style-name="P22"><text:span text:style-name="T4">Aplicar a fórmula X = -10 * ln(U) </text:span><text:span text:style-name="T7">= - E[X] * ln(U)</text:span></text:p>
        </text:list-item>
      </text:list>
      <text:p text:style-name="P19"/>
      <text:p text:style-name="P20"><text:tab/>O tempo de atendimento do k-ésimo cliente também será calculado usando uma simulação para a variável aleatória Y:</text:p>
      <text:list xml:id="list2247596857" text:style-name="L5">
        <text:list-item>
          <text:p text:style-name="P18">Gerar uma variável aleatória U com distribuição uniforme [0,1]</text:p>
        </text:list-item>
        <text:list-item>
          <text:p text:style-name="P23"><text:span text:style-name="T6">Aplicar a fórmula </text:span><text:span text:style-name="T7">Y</text:span><text:span text:style-name="T6"> = - </text:span><text:span text:style-name="T7">5</text:span><text:span text:style-name="T6"> ln(U) </text:span><text:span text:style-name="T7">= - E[X] * ln(U)</text:span></text:p>
        </text:list-item>
      </text:list>
      <text:p text:style-name="P17"/>
      <text:p text:style-name="P29"><text:span text:style-name="T6"><text:tab/>P</text:span><text:span text:style-name="T4">ara cada cliente k, é possível então simular seu tempo de entrada relativo ao do cliente anterior e o tempo do seu atendimento.</text:span></text:p>
      <text:p text:style-name="P19"/>
      <text:p text:style-name="P28"><text:span text:style-name="T4"><text:tab/>Considerando W a variável aleatória tal que W</text:span><text:span text:style-name="T12">k </text:span><text:span text:style-name="T4">é o tempo de espera do k-ésimo cliente a entrar na estação de serviço.</text:span></text:p>
      <text:p text:style-name="P19"/>
      <text:p text:style-name="P27"><text:span text:style-name="T4"><text:tab/>O tempo de espera do k-ésimo cliente a entrar na fila </text:span><text:span text:style-name="T8">é o </text:span><text:span text:style-name="T9">somatório de todos os clientes que ainda estão na fila</text:span><text:span text:style-name="T8">. </text:span><text:span text:style-name="T9">Seja j o número de clientes já atendidos</text:span><text:span text:style-name="T8">, </text:span><text:span text:style-name="T5">W</text:span><text:span text:style-name="T13">k</text:span><text:span text:style-name="T5"> = </text:span><text:span text:style-name="T20">Σ( i = </text:span><text:span text:style-name="T21">k – j </text:span><text:span text:style-name="T22">+</text:span><text:span text:style-name="T21"> </text:span><text:span text:style-name="T22">1</text:span><text:span text:style-name="T20"> até k) </text:span><text:span text:style-name="T21">Y</text:span><text:span text:style-name="T16">i</text:span><text:span text:style-name="T21"> </text:span><text:span text:style-name="T22">+ T</text:span><text:span text:style-name="T17">k-j</text:span><text:span text:style-name="T22">, onde T</text:span><text:span text:style-name="T17">k-j</text:span><text:span text:style-name="T22"> é o tempo que falta para o cliente atualmente no topo da fila terminar seu atendimento. Ou seja, T</text:span><text:span text:style-name="T17">k-j</text:span><text:span text:style-name="T22"> = horaDeChegada</text:span><text:span text:style-name="T17">k-j</text:span><text:span text:style-name="T22"> + </text:span><text:span text:style-name="T23">W</text:span><text:span text:style-name="T18">k-j</text:span><text:span text:style-name="T23"> +</text:span><text:span text:style-name="T22"> Y</text:span><text:span text:style-name="T17">k-j</text:span><text:span text:style-name="T22"> - horaAtual </text:span></text:p>
      <text:p text:style-name="P38"/>
      <text:p text:style-name="P37"><text:tab/>Para o cálculo, a cada novo cliente que entra na estação de serviço, é necessário calcular a hora de entrada, seu tempo de espera e seu tempo de atendimento e para isso utilizamos uma struct.</text:p>
      <text:p text:style-name="P39"/>
      <text:p text:style-name="P40"><text:tab/>O resultado encontrado pode ser observado no Anexo I</text:p>
      <text:p text:style-name="P43"/>
      <text:list xml:id="list160409521802834" text:continue-list="list244457974" text:style-name="L3">
        <text:list-item>
          <text:list>
            <text:list-item>
              <text:p text:style-name="P36"><text:span text:style-name="T49">C</text:span><text:span text:style-name="T48">onclusão</text:span></text:p>
            </text:list-item>
          </text:list>
        </text:list-item>
      </text:list>
      <text:p text:style-name="P12"/>
      <text:p text:style-name="P12">No resultado obtido foi possível perceber que o tempo de espera da maioria dos clientes era zero ou um valor bem próximo do mesmo, o que pode ser explicado pelo fato de que o valor esperado do tempo entre a chegada de dois clientes consecutivos (10 minutos) ser maior do que o tempo de atendimento dos mesmos (5 minutos). </text:p>
      <text:p text:style-name="P12"/>
      <text:p text:style-name="P7"><text:span text:style-name="T19"><text:tab/></text:span><text:span text:style-name="T30">O tempo médio de espera</text:span><text:span text:style-name="T29"> </text:span><text:span text:style-name="T19">obtid</text:span><text:span text:style-name="T30">o</text:span><text:span text:style-name="T19"> foi </text:span><text:span text:style-name="T26">1.46171 </text:span><text:span text:style-name="T27">= </text:span><text:span text:style-name="T30">Sw </text:span><text:span text:style-name="T19">/ n, onde Sw → </text:span><text:span text:style-name="T30">é a</text:span><text:span text:style-name="T19"> soma W</text:span><text:span text:style-name="T15">k</text:span><text:span text:style-name="T19">, k = 0,1,2,…,n e n </text:span><text:span text:style-name="T28">= 43</text:span><text:span text:style-name="T19"> é o número de clientes atendidos no dia.</text:span></text:p>
      <text:p text:style-name="P12"><text:tab/>Além disso, a quantidade de clientes obtida foi bem próxima do valor esperado calculado na questão B.</text:p>
      <text:p text:style-name="P54"><text:soft-page-break/></text:p>
      <text:list xml:id="list160410301646204" text:continue-numbering="true" text:style-name="L3">
        <text:list-item>
          <text:p text:style-name="P41"><text:span text:style-name="T54"><text:s/>Número esperado e desvio padrão do número de clientes</text:span></text:p>
        </text:list-item>
      </text:list>
      <text:p text:style-name="P11"/>
      <text:p text:style-name="P13">Para resolver este problema é necessário identificar o modelo que qualifica a variável aleatória Z, cujo valor representa o número de pessoas que entram na estação em um dia de trabalho no intervalo de 9 às 17 horas.</text:p>
      <text:p text:style-name="P3"/>
      <text:p text:style-name="P3"><text:tab/>Como X, o tempo entre dois eventos <text:span text:style-name="T31">consecutivos</text:span>, é identicamente distribuído, independente e <text:span text:style-name="T31">com densidade especificada pelo</text:span> modelo exponencial <text:span text:style-name="T31">de</text:span> parâmetro 1/10, então, <text:span text:style-name="T31">X representa</text:span> o tempo entre dois eventos <text:span text:style-name="T31">consecutivos</text:span> de alguma variável aleatória Z do modelo de Poisson(1/10 * t).</text:p>
      <text:p text:style-name="P3"/>
      <text:p text:style-name="P3"><text:tab/>Sendo Z o número de clientes que entraram na <text:span text:style-name="T14">estação de serviço</text:span> no intervalo de tempo [0, t]: </text:p>
      <text:p text:style-name="P3"/>
      <text:p text:style-name="P3"><text:tab/>P(Z) = e<text:span text:style-name="T2">-t/10</text:span><text:span text:style-name="T4">(t/10)</text:span><text:span text:style-name="T2">x</text:span><text:span text:style-name="T4"> / x!</text:span></text:p>
      <text:p text:style-name="P9"/>
      <text:p text:style-name="P9"><text:tab/>t = 9 horas – 17 horas = 480 minutos</text:p>
      <text:p text:style-name="P14"/>
      <text:p text:style-name="P5"><text:span text:style-name="T4"><text:tab/>O número esperado de clientes na estação de serviço em um dia de trabalho é a esperança de Z, </text:span><text:span text:style-name="T11">E[Z] = t/10</text:span><text:span text:style-name="T24"> = 48</text:span><text:span text:style-name="T19">0/10 = 48</text:span><text:span text:style-name="T24"> → em um intervalo de 480 minutos </text:span><text:span text:style-name="T19">(8 horas),</text:span><text:span text:style-name="T24"> 48 pessoas entram na </text:span><text:span text:style-name="T25">estação de serviço</text:span><text:span text:style-name="T24"> em média. Após os 480 minutos, ninguém mais pode entrar.</text:span></text:p>
      <text:p text:style-name="P13"/>
      <text:p text:style-name="P5"><text:span text:style-name="T19"><text:tab/>O </text:span><text:span text:style-name="T4">desvio padrão do número de cliente é a variância de Z, </text:span><text:span text:style-name="T11">Var(Z) = </text:span><text:span text:style-name="T4">480</text:span><text:span text:style-name="T11">/10 </text:span><text:span text:style-name="T4">= 48.</text:span></text:p>
      <text:p text:style-name="P10"/>
      <text:p text:style-name="P53"/>
      <text:list xml:id="list160409571906405" text:continue-numbering="true" text:style-name="L3">
        <text:list-item>
          <text:p text:style-name="P45"><text:s/><text:span text:style-name="T54">Intervalo de confiança</text:span></text:p>
        </text:list-item>
      </text:list>
      <text:p text:style-name="P1"/>
      <text:p text:style-name="P48">A amostra aleatória é o conjunto de variáveis aleatórias referentes ao tempo <text:span text:style-name="T34">médio </text:span>de espera d<text:span text:style-name="T34">os</text:span> cliente<text:span text:style-name="T34">s</text:span> na estação de serviço. <text:span text:style-name="T35">Baseado nessa amostra, o intervalo de confiança de 90% do tempo médio (m) de espera na fila de um cliente em um dia nessa estação terá a fórmula abaixo especificada:</text:span></text:p>
      <text:p text:style-name="P49"><text:tab/>IC(m, 0.9) = <text:span text:style-name="T36">X</text:span><text:span text:style-name="T38"> +/- z(0.9) * t / sqrt(n)</text:span></text:p>
      <text:p text:style-name="P49"><text:span text:style-name="T38"><text:tab/>Sendo </text:span><text:span text:style-name="T36">X</text:span><text:span text:style-name="T38"> a média amostral (Sn / n), n </text:span><text:span text:style-name="T39">a quantidade de amostras cujo valor nesse caso é 100, z a função de distribuição da N(0,1) cujo valor pode ser encontrado na tabela da função </text:span><text:span text:style-name="T40">normal padrão (0.3159)</text:span><text:span text:style-name="T39"> e t é o desvio padrão da média.</text:span></text:p>
      <text:p text:style-name="P49"><text:span text:style-name="T39"><text:tab/>No nosso caso, o desvio padrão é desconhecido, mas como n &gt; 30, o mesmo pode ser substituído por t = sqrt( 1/ </text:span><text:span text:style-name="T43">(101</text:span><text:span text:style-name="T39">) * </text:span><text:span text:style-name="T44">Σ</text:span><text:span text:style-name="T39">(Xi - </text:span><text:span text:style-name="T37">X</text:span><text:span text:style-name="T39">)</text:span><text:span text:style-name="T3">2</text:span><text:span text:style-name="T39"> ).</text:span></text:p>
      <text:p text:style-name="P49"><text:span text:style-name="T39"><text:tab/>O valor obtido foi:</text:span><text:span text:style-name="T41"> </text:span><text:span text:style-name="T42">[</text:span><text:span text:style-name="T41">3.16467, 4.9967] como intervalo de confiança de 90%.</text:span></text:p>
      <text:p text:style-name="P47"><draw:frame draw:style-name="fr1" draw:name="Figura1" text:anchor-type="paragraph" svg:width="9.234cm" svg:height="1.058cm" draw:z-index="0"><draw:image xlink:href="Pictures/100002010000015D000000289B01A017E2DE0AD2.png" xlink:type="simple" xlink:show="embed" xlink:actuate="onLoad" loext:mime-type="image/png"/></draw:frame><text:soft-page-break/>Figure 1. Intervalo de confiança</text:p>
      <text:p text:style-name="P55"/>
      <text:list xml:id="list160409542231040" text:continue-numbering="true" text:style-name="L3">
        <text:list-item>
          <text:p text:style-name="P46"><text:span text:style-name="T54"><text:s/></text:span><text:span text:style-name="T55">Invertendo os parâmetros de espera e chegada</text:span></text:p>
        </text:list-item>
      </text:list>
      <text:p text:style-name="P2"/>
      <text:p text:style-name="P50">Tendo em vista o resultado obtido, esperamos que <text:span text:style-name="T45">inverter os parâmetros para o tempo de atendimento e de chegada de clientes faça com que o tempo de espera médio aumente consideravelmente.</text:span></text:p>
      <text:p text:style-name="P50"><text:tab/><text:span text:style-name="T45">No primeiro caso, o tempo de chegada de clientes era superior ao tempo de atendimento dos mesmos, o que fazia com que a probabilidade de que o tempo de espera tendesse a 0 fosse consideravelmente grande.</text:span></text:p>
      <text:p text:style-name="P50"><text:tab/><text:span text:style-name="T45">Ao inverter os tempos, a cada 5 minutos em média um cliente chegaria a estação de serviço e seu tempo de atendimento seria em média 10 minutos. Dessa forma, quando o próximo cliente chegasse, o anterior ainda estaria na fila ou ainda estaria sendo atendido. </text:span></text:p>
      <text:p text:style-name="P50"><text:tab/><text:span text:style-name="T56">Por consequência, a tendência do tempo de espera seria aumentar conforme o tempo passasse e chegasse mais perto do final do expediente.</text:span></text:p>
      <text:p text:style-name="P50"><text:tab/><text:span text:style-name="T46">O intervalo de confiança para a média amostral do tempo de espera na estação de serviço, tendo a média do tempo de chegada entre dois clientes consecutivos como 5 minutos e a média do tempo de atendimento de cada cliente como 10 minutos, usando uma amostra aleatória também de tamanho 100, foi [223.164, 263.135] como pode ser observado na imagem abaixo.</text:span></text:p>
      <text:p text:style-name="P51"><draw:frame draw:style-name="fr1" draw:name="Figura2" text:anchor-type="paragraph" svg:width="9.472cm" svg:height="1.032cm" draw:z-index="1"><draw:image xlink:href="Pictures/100002010000016600000027B25B19FB35FDCC40.png" xlink:type="simple" xlink:show="embed" xlink:actuate="onLoad" loext:mime-type="image/png"/></draw:frame><text:span text:style-name="T52">Figure 2. Intervalo de confiança da média amostral com parâmetros trocados</text:span></text:p>
      <text:p text:style-name="P51"><text:span text:style-name="T52"/></text:p>
      <text:p text:style-name="P52"><text:span text:style-name="T52"/></text:p>
      <text:list xml:id="list160409958221530" text:continue-numbering="true" text:style-name="L3">
        <text:list-item>
          <text:p text:style-name="P34"><text:span text:style-name="T54">Anexo I</text:span></text:p>
        </text:list-item>
      </text:list>
      <text:p text:style-name="P15"/>
      <text:p text:style-name="P8">cliente0</text:p>
      <text:p text:style-name="P8">Hora de chegada: 21.3021</text:p>
      <text:p text:style-name="P8">Tempo de Espera: 0</text:p>
      <text:p text:style-name="P8">Tempo de Atendimento: 2.68792</text:p>
      <text:p text:style-name="P8"/>
      <text:p text:style-name="P8">cliente1</text:p>
      <text:p text:style-name="P8">Hora de chegada: 25.5568</text:p>
      <text:p text:style-name="P8">Tempo de Espera: 0</text:p>
      <text:p text:style-name="P8">Tempo de Atendimento: 9.53535</text:p>
      <text:p text:style-name="P8"/>
      <text:p text:style-name="P8">cliente2</text:p>
      <text:p text:style-name="P8">Hora de chegada: 57.8451</text:p>
      <text:p text:style-name="P8">Tempo de Espera: 0</text:p>
      <text:p text:style-name="P8">Tempo de Atendimento: 1.7622</text:p>
      <text:p text:style-name="P8"/>
      <text:p text:style-name="P8">cliente3</text:p>
      <text:p text:style-name="P8">Hora de chegada: 64.1064</text:p>
      <text:p text:style-name="P8">Tempo de Espera: 0</text:p>
      <text:p text:style-name="P8">Tempo de Atendimento: 7.85299</text:p>
      <text:p text:style-name="P8"/>
      <text:p text:style-name="P8">cliente4</text:p>
      <text:p text:style-name="P8">Hora de chegada: 110.258</text:p>
      <text:p text:style-name="P8">Tempo de Espera: 0</text:p>
      <text:p text:style-name="P8">Tempo de Atendimento: 5.59306</text:p>
      <text:p text:style-name="P8"/>
      <text:p text:style-name="P8">cliente5</text:p>
      <text:p text:style-name="P8">Hora de chegada: 118.342</text:p>
      <text:p text:style-name="P8">Tempo de Espera: 0</text:p>
      <text:p text:style-name="P8">Tempo de Atendimento: 5.90567</text:p>
      <text:p text:style-name="P8"/>
      <text:p text:style-name="P8">cliente6</text:p>
      <text:p text:style-name="P8">Hora de chegada: 121.727</text:p>
      <text:p text:style-name="P8">Tempo de Espera: 2.52112</text:p>
      <text:p text:style-name="P8">Tempo de Atendimento: 1.35658</text:p>
      <text:p text:style-name="P8"/>
      <text:p text:style-name="P8">cliente7</text:p>
      <text:p text:style-name="P8">Hora de chegada: 130.989</text:p>
      <text:p text:style-name="P8">Tempo de Espera: 0</text:p>
      <text:p text:style-name="P8">Tempo de Atendimento: 2.77339</text:p>
      <text:p text:style-name="P8"/>
      <text:p text:style-name="P8">cliente8</text:p>
      <text:p text:style-name="P8">Hora de chegada: 132.254</text:p>
      <text:p text:style-name="P8">Tempo de Espera: 1.50855</text:p>
      <text:p text:style-name="P8">Tempo de Atendimento: 0.632421</text:p>
      <text:p text:style-name="P8"/>
      <text:p text:style-name="P8">cliente9</text:p>
      <text:p text:style-name="P8">Hora de chegada: 135.92</text:p>
      <text:p text:style-name="P8"><text:soft-page-break/>Tempo de Espera: 0</text:p>
      <text:p text:style-name="P8">Tempo de Atendimento: 19.6099</text:p>
      <text:p text:style-name="P8"/>
      <text:p text:style-name="P8">cliente10</text:p>
      <text:p text:style-name="P8">Hora de chegada: 159.046</text:p>
      <text:p text:style-name="P8">Tempo de Espera: 0</text:p>
      <text:p text:style-name="P8">Tempo de Atendimento: 8.62374</text:p>
      <text:p text:style-name="P8"/>
      <text:p text:style-name="P8">cliente11</text:p>
      <text:p text:style-name="P8">Hora de chegada: 159.979</text:p>
      <text:p text:style-name="P8">Tempo de Espera: 7.69042</text:p>
      <text:p text:style-name="P8">Tempo de Atendimento: 3.41647</text:p>
      <text:p text:style-name="P8"/>
      <text:p text:style-name="P8">cliente12</text:p>
      <text:p text:style-name="P8">Hora de chegada: 161.132</text:p>
      <text:p text:style-name="P8">Tempo de Espera: 9.95379</text:p>
      <text:p text:style-name="P8">Tempo de Atendimento: 0.632421</text:p>
      <text:p text:style-name="P8"/>
      <text:p text:style-name="P8">cliente13</text:p>
      <text:p text:style-name="P8">Hora de chegada: 164.656</text:p>
      <text:p text:style-name="P8">Tempo de Espera: 7.0618</text:p>
      <text:p text:style-name="P8">Tempo de Atendimento: 0.202048</text:p>
      <text:p text:style-name="P8"/>
      <text:p text:style-name="P8">cliente14</text:p>
      <text:p text:style-name="P8">Hora de chegada: 174.172</text:p>
      <text:p text:style-name="P8">Tempo de Espera: 0</text:p>
      <text:p text:style-name="P8">Tempo de Atendimento: 0.202048</text:p>
      <text:p text:style-name="P8"/>
      <text:p text:style-name="P8">cliente15</text:p>
      <text:p text:style-name="P8">Hora de chegada: 202.406</text:p>
      <text:p text:style-name="P8">Tempo de Espera: 0</text:p>
      <text:p text:style-name="P8">Tempo de Atendimento: 19.6099</text:p>
      <text:p text:style-name="P8"/>
      <text:p text:style-name="P8">cliente16</text:p>
      <text:p text:style-name="P8">Hora de chegada: 229.098</text:p>
      <text:p text:style-name="P8">Tempo de Espera: 0</text:p>
      <text:p text:style-name="P8">Tempo de Atendimento: 1.7622</text:p>
      <text:p text:style-name="P8"/>
      <text:p text:style-name="P8">cliente17</text:p>
      <text:p text:style-name="P8">Hora de chegada: 247.523</text:p>
      <text:p text:style-name="P8">Tempo de Espera: 0</text:p>
      <text:p text:style-name="P8">Tempo de Atendimento: 2.35993</text:p>
      <text:p text:style-name="P8"/>
      <text:p text:style-name="P8">cliente18</text:p>
      <text:p text:style-name="P8">Hora de chegada: 248.241</text:p>
      <text:p text:style-name="P8">Tempo de Espera: 1.64167</text:p>
      <text:p text:style-name="P8">Tempo de Atendimento: 7.85299</text:p>
      <text:p text:style-name="P8"/>
      <text:p text:style-name="P8">cliente19</text:p>
      <text:p text:style-name="P8">Hora de chegada: 250.204</text:p>
      <text:p text:style-name="P8"><text:soft-page-break/>Tempo de Espera: 7.53186</text:p>
      <text:p text:style-name="P8">Tempo de Atendimento: 0.359129</text:p>
      <text:p text:style-name="P8"/>
      <text:p text:style-name="P8">cliente20</text:p>
      <text:p text:style-name="P8">Hora de chegada: 256.652</text:p>
      <text:p text:style-name="P8">Tempo de Espera: 1.44271</text:p>
      <text:p text:style-name="P8">Tempo de Atendimento: 1.22836</text:p>
      <text:p text:style-name="P8"/>
      <text:p text:style-name="P8">cliente21</text:p>
      <text:p text:style-name="P8">Hora de chegada: 259.496</text:p>
      <text:p text:style-name="P8">Tempo de Espera: 0</text:p>
      <text:p text:style-name="P8">Tempo de Atendimento: 7.18533</text:p>
      <text:p text:style-name="P8"/>
      <text:p text:style-name="P8">cliente22</text:p>
      <text:p text:style-name="P8">Hora de chegada: 265.574</text:p>
      <text:p text:style-name="P8">Tempo de Espera: 1.10746</text:p>
      <text:p text:style-name="P8">Tempo de Atendimento: 9.21266</text:p>
      <text:p text:style-name="P8"/>
      <text:p text:style-name="P8">cliente23</text:p>
      <text:p text:style-name="P8">Hora de chegada: 276.76</text:p>
      <text:p text:style-name="P8">Tempo de Espera: 0</text:p>
      <text:p text:style-name="P8">Tempo de Atendimento: 4.2696</text:p>
      <text:p text:style-name="P8"/>
      <text:p text:style-name="P8">cliente24</text:p>
      <text:p text:style-name="P8">Hora de chegada: 282.658</text:p>
      <text:p text:style-name="P8">Tempo de Espera: 0</text:p>
      <text:p text:style-name="P8">Tempo de Atendimento: 3.03894</text:p>
      <text:p text:style-name="P8"/>
      <text:p text:style-name="P8">cliente25</text:p>
      <text:p text:style-name="P8">Hora de chegada: 283.166</text:p>
      <text:p text:style-name="P8">Tempo de Espera: 2.53121</text:p>
      <text:p text:style-name="P8">Tempo de Atendimento: 8.62374</text:p>
      <text:p text:style-name="P8"/>
      <text:p text:style-name="P8">cliente26</text:p>
      <text:p text:style-name="P8">Hora de chegada: 286.55</text:p>
      <text:p text:style-name="P8">Tempo de Espera: 7.77041</text:p>
      <text:p text:style-name="P8">Tempo de Atendimento: 4.75779</text:p>
      <text:p text:style-name="P8"/>
      <text:p text:style-name="P8">cliente27</text:p>
      <text:p text:style-name="P8">Hora de chegada: 302.744</text:p>
      <text:p text:style-name="P8">Tempo de Espera: 0</text:p>
      <text:p text:style-name="P8">Tempo de Atendimento: 2.52123</text:p>
      <text:p text:style-name="P8"/>
      <text:p text:style-name="P8">cliente28</text:p>
      <text:p text:style-name="P8">Hora de chegada: 315.937</text:p>
      <text:p text:style-name="P8">Tempo de Espera: 0</text:p>
      <text:p text:style-name="P8">Tempo de Atendimento: 0.576554</text:p>
      <text:p text:style-name="P8"/>
      <text:p text:style-name="P8">cliente29</text:p>
      <text:p text:style-name="P8">Hora de chegada: 340.116</text:p>
      <text:p text:style-name="P8"><text:soft-page-break/>Tempo de Espera: 0</text:p>
      <text:p text:style-name="P8">Tempo de Atendimento: 8.90954</text:p>
      <text:p text:style-name="P8"/>
      <text:p text:style-name="P8">cliente30</text:p>
      <text:p text:style-name="P8">Hora de chegada: 349.891</text:p>
      <text:p text:style-name="P8">Tempo de Espera: 0</text:p>
      <text:p text:style-name="P8">Tempo de Atendimento: 9.88032</text:p>
      <text:p text:style-name="P8"/>
      <text:p text:style-name="P8">cliente31</text:p>
      <text:p text:style-name="P8">Hora de chegada: 353.416</text:p>
      <text:p text:style-name="P8">Tempo de Espera: 6.35591</text:p>
      <text:p text:style-name="P8">Tempo de Atendimento: 4.04229</text:p>
      <text:p text:style-name="P8"/>
      <text:p text:style-name="P8">cliente32</text:p>
      <text:p text:style-name="P8">Hora de chegada: 363.458</text:p>
      <text:p text:style-name="P8">Tempo de Espera: 0.356174</text:p>
      <text:p text:style-name="P8">Tempo de Atendimento: 0.803866</text:p>
      <text:p text:style-name="P8"/>
      <text:p text:style-name="P8">cliente33</text:p>
      <text:p text:style-name="P8">Hora de chegada: 390.15</text:p>
      <text:p text:style-name="P8">Tempo de Espera: 0</text:p>
      <text:p text:style-name="P8">Tempo de Atendimento: 6.06962</text:p>
      <text:p text:style-name="P8"/>
      <text:p text:style-name="P8">cliente34</text:p>
      <text:p text:style-name="P8">Hora de chegada: 395.526</text:p>
      <text:p text:style-name="P8">Tempo de Espera: 0.693785</text:p>
      <text:p text:style-name="P8">Tempo de Atendimento: 4.50774</text:p>
      <text:p text:style-name="P8"/>
      <text:p text:style-name="P8">cliente35</text:p>
      <text:p text:style-name="P8">Hora de chegada: 398.502</text:p>
      <text:p text:style-name="P8">Tempo de Espera: 2.2252</text:p>
      <text:p text:style-name="P8">Tempo de Atendimento: 2.35993</text:p>
      <text:p text:style-name="P8"/>
      <text:p text:style-name="P8">cliente36</text:p>
      <text:p text:style-name="P8">Hora de chegada: 415.209</text:p>
      <text:p text:style-name="P8">Tempo de Espera: 0</text:p>
      <text:p text:style-name="P8">Tempo de Atendimento: 3.51549</text:p>
      <text:p text:style-name="P8"/>
      <text:p text:style-name="P8">cliente37</text:p>
      <text:p text:style-name="P8">Hora de chegada: 416.701</text:p>
      <text:p text:style-name="P8">Tempo de Espera: 2.02336</text:p>
      <text:p text:style-name="P8">Tempo de Atendimento: 6.78512</text:p>
      <text:p text:style-name="P8"/>
      <text:p text:style-name="P8">cliente38</text:p>
      <text:p text:style-name="P8">Hora de chegada: 434.52</text:p>
      <text:p text:style-name="P8">Tempo de Espera: 0</text:p>
      <text:p text:style-name="P8">Tempo de Atendimento: 1.7622</text:p>
      <text:p text:style-name="P8"/>
      <text:p text:style-name="P8">cliente39</text:p>
      <text:p text:style-name="P8">Hora de chegada: 438.476</text:p>
      <text:p text:style-name="P8"><text:soft-page-break/>Tempo de Espera: 0</text:p>
      <text:p text:style-name="P8">Tempo de Atendimento: 6.98122</text:p>
      <text:p text:style-name="P8"/>
      <text:p text:style-name="P8">cliente40</text:p>
      <text:p text:style-name="P8">Hora de chegada: 452.439</text:p>
      <text:p text:style-name="P8">Tempo de Espera: 0</text:p>
      <text:p text:style-name="P8">Tempo de Atendimento: 9.21266</text:p>
      <text:p text:style-name="P8"/>
      <text:p text:style-name="P8">cliente41</text:p>
      <text:p text:style-name="P8">Hora de chegada: 461.213</text:p>
      <text:p text:style-name="P8">Tempo de Espera: 0.43815</text:p>
      <text:p text:style-name="P8">Tempo de Atendimento: 0.253862</text:p>
      <text:p text:style-name="P8"/>
      <text:p text:style-name="P8">cliente42</text:p>
      <text:p text:style-name="P8">Hora de chegada: 467.474</text:p>
      <text:p text:style-name="P8">Tempo de Espera: 0</text:p>
      <text:p text:style-name="P8">Tempo de Atendimento: 2.52123</text:p>
      <text:p text:style-name="P8"/>
      <text:p text:style-name="P8">Quant: 43</text:p>
      <text:p text:style-name="P6"><text:span text:style-name="T32">M</text:span><text:span text:style-name="T33">é</text:span><text:span text:style-name="T32">dia: 1.46171</text:span></text:p>
      <text:p text:style-name="P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3b2a1" officeooo:paragraph-rsid="0023b2a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babilidade e Estatística, UFRJ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6:24:24.321000000</meta:creation-date>
    <dc:date>2018-11-25T16:03:16.022177496</dc:date>
    <meta:editing-duration>PT1H9M32S</meta:editing-duration>
    <meta:editing-cycles>9</meta:editing-cycles>
    <meta:generator>LibreOffice/6.0.3.2$Linux_X86_64 LibreOffice_project/00m0$Build-2</meta:generator>
    <meta:document-statistic meta:table-count="0" meta:image-count="2" meta:object-count="0" meta:page-count="9" meta:paragraph-count="225" meta:word-count="1587" meta:character-count="9139" meta:non-whitespace-character-count="7753"/>
  </office:meta>
</office:document-meta>
</file>